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lasspathContainerConfiguration.getInheritedSourceSuffi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ClasspathContainerConfiguration.isInheritedAlpha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ClasspathContainerConfiguration.IvyClasspathContainerConfiguration( IJavaProject javaProject , String ivyXmlPath , boolean edi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ClasspathContainerConfiguration.getInheritedRetriev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vyClasspathContainerConfiguration.checkNonNullConf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vyClasspathContainerConfiguration.getJava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ContainerConfiguration.loadV1( IPath path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7">
            <text:p text:style-name="Table_20_Contents">7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IvyClasspathContainerConfiguration.getIvy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8">
            <text:p text:style-name="Table_20_Contents">108</text:p>
          </table:table-cell>
        </table:table-row>
        <table:table-row>
          <table:table-cell office:value-type="string">
            <text:p text:style-name="Table_20_Contents">IvyClasspathContainerConfiguration.getModuleDescrip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IvyClasspathContainerConfiguration.isResolveInWork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ClasspathContainerConfiguration.getInheritedRetrieveSyn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ClasspathContainerConfiguration.isAdvancedProjectSpecif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ContainerConfiguration.getIvy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ClasspathContainerConfiguration.getInheritedAccepted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ClasspathContainerConfiguration.getInheritedRetrieveConf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ClasspathContainerConfiguration.getInheritedSourc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ClasspathContainerConfiguration.getIvyXm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ContainerConfiguration.isSettingsProjectSpecif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ContainerConfiguration.getIvy( File 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vyClasspathContainerConfiguration.getInheritedJavadoc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ClasspathContainerConfiguration.getInheritedIvySetting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ClasspathContainerConfiguration.getInheritedJavadocSuffi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ClasspathContainerConfiguration.IvyClasspathContainerConfiguration( IJavaProject javaProject , IPath path , boolean edi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ClasspathContainerConfiguration.getPat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IvyClasspathContainerConfiguration.getInheritedDoRetrie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ClasspathContainerConfiguration.getInheritedRetrievePatter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ClasspathContainerConfiguration.setResolveStatus( IStatus statu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IvyClasspathContainerConfiguration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ClasspathContainerConfiguration.loadV0( I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ClasspathContainerConfiguration.getCon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ContainerConfiguration.isRetrieveProjectSpecif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ContainerConfiguration.setConfStatus( IvyDEException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ClasspathContainerConfiguration.readOldIvySettings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